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math/compute-determinant">Compute determinant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math/compute-jars-combination">Compute jars combination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math/compute-pi">Compute PI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math/detect-whether-two-rectangles-have-common-area-or-not----amazon">Detect whether two rectangles have common area or not -- Amazon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math/find-the-kth-number-divisible-by-only-3-or-5-or-7">Find the kth number divisible by only 3 or 5 or 7 -- Microsoft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math/find-the-kth-number-such-that-the-only-prime-factors-are-3-5-and-7">Find the kth number such that the only prime factors are 3, 5, and 7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math/generate-true-of-false-with-specifed-probability">Generate true of false with specifed probability -- Facebook</text:a> </text:p>
          </table:table-cell>
          <table:table-cell table:number-columns-repeated="2"/>
        </table:table-row>
        <table:table-row table:style-name="ro2" table:number-rows-repeated="31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1:25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10" meta:object-count="0"/>
  </office:meta>
</office:document-meta>
</file>